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/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VFB</text:p>
          </table:table-cell>
          <table:table-cell table:style-name="Default"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ce4" office:value-type="float" office:value="1000000" calcext:value-type="float">
            <text:p>1.00E+06</text:p>
          </table:table-cell>
          <table:table-cell/>
        </table:table-row>
        <table:table-row table:style-name="ro1">
          <table:table-cell table:style-name="Default" office:value-type="string" calcext:value-type="string">
            <text:p>R2</text:p>
          </table:table-cell>
          <table:table-cell table:style-name="ce4" office:value-type="float" office:value="150000" calcext:value-type="float">
            <text:p>1.50E+05</text:p>
          </table:table-cell>
          <table:table-cell/>
        </table:table-row>
        <table:table-row table:style-name="ro1" table:number-rows-repeated="4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2 (kohm)</text:p>
          </table:table-cell>
          <table:table-cell table:style-name="ce1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formula="of:=[.$B$2]/([.A9]/[.$B$1] - 1)" office:value-type="float" office:value="250000" calcext:value-type="float">
            <text:p>250,000</text:p>
          </table:table-cell>
          <table:table-cell table:style-name="ce6" table:formula="of:=[.B9]-[.$B$3]" office:value-type="float" office:value="100000" calcext:value-type="float">
            <text:p>100000</text:p>
          </table:table-cell>
        </table:table-row>
        <table:table-row table:style-name="ro1">
          <table:table-cell table:style-name="ce2" office:value-type="float" office:value="2.7" calcext:value-type="float">
            <text:p>2.7</text:p>
          </table:table-cell>
          <table:table-cell table:formula="of:=[.$B$2]/([.A10]/[.$B$1] - 1)" office:value-type="float" office:value="227272.727272727" calcext:value-type="float">
            <text:p>227,273</text:p>
          </table:table-cell>
          <table:table-cell table:style-name="ce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formula="of:=[.$B$2]/([.A11]/[.$B$1] - 1)" office:value-type="float" office:value="217391.304347826" calcext:value-type="float">
            <text:p>217,391</text:p>
          </table:table-cell>
          <table:table-cell table:style-name="ce6"/>
        </table:table-row>
        <table:table-row table:style-name="ro1">
          <table:table-cell table:style-name="ce2" office:value-type="float" office:value="2.9" calcext:value-type="float">
            <text:p>2.9</text:p>
          </table:table-cell>
          <table:table-cell table:formula="of:=[.$B$2]/([.A12]/[.$B$1] - 1)" office:value-type="float" office:value="208333.333333333" calcext:value-type="float">
            <text:p>208,333</text:p>
          </table:table-cell>
          <table:table-cell table:style-name="ce6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formula="of:=[.$B$2]/([.A13]/[.$B$1] - 1)" office:value-type="float" office:value="200000" calcext:value-type="float">
            <text:p>200,000</text:p>
          </table:table-cell>
          <table:table-cell table:style-name="ce6"/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table:formula="of:=[.$B$2]/([.A14]/[.$B$1] - 1)" office:value-type="float" office:value="192307.692307692" calcext:value-type="float">
            <text:p>192,308</text:p>
          </table:table-cell>
          <table:table-cell table:style-name="ce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formula="of:=[.$B$2]/([.A15]/[.$B$1] - 1)" office:value-type="float" office:value="185185.185185185" calcext:value-type="float">
            <text:p>185,185</text:p>
          </table:table-cell>
          <table:table-cell table:style-name="ce6"/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formula="of:=[.$B$2]/([.A16]/[.$B$1] - 1)" office:value-type="float" office:value="178571.428571429" calcext:value-type="float">
            <text:p>178,571</text:p>
          </table:table-cell>
          <table:table-cell table:style-name="ce6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formula="of:=[.$B$2]/([.A17]/[.$B$1] - 1)" office:value-type="float" office:value="166666.666666667" calcext:value-type="float">
            <text:p>166,667</text:p>
          </table:table-cell>
          <table:table-cell table:style-name="ce6" table:formula="of:=[.B17]-[.$B$3]" office:value-type="float" office:value="16666.6666666667" calcext:value-type="float">
            <text:p>16667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 table:number-rows-repeated="5"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9-06-04T14:57:58.382958456</meta:creation-date>
    <dc:date>2019-06-04T15:08:16.918940113</dc:date>
    <dc:creator>Michael Shimniok</dc:creator>
    <meta:editing-duration>PT10M17S</meta:editing-duration>
    <meta:editing-cycles>6</meta:editing-cycles>
    <meta:generator>LibreOffice/5.0.3.2$Linux_X86_64 LibreOffice_project/00m0$Build-2</meta:generator>
    <meta:document-statistic meta:table-count="1" meta:cell-count="28" meta:object-count="0"/>
  </office:meta>
</office:document-meta>
</file>